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b63a8f9" officeooo:paragraph-rsid="0c98f25c" style:font-weight-asian="normal" style:font-weight-complex="normal"/>
    </style:style>
    <style:style style:name="P7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9" style:family="paragraph" style:parent-style-name="Standard">
      <style:paragraph-properties fo:line-height="115%"/>
      <style:text-properties style:font-name="DejaVu Sans" fo:font-weight="bold" officeooo:rsid="077a6193" officeooo:paragraph-rsid="0c896590" style:font-weight-asian="bold" style:font-weight-complex="bold"/>
    </style:style>
    <style:style style:name="P10" style:family="paragraph" style:parent-style-name="Standard">
      <style:paragraph-properties fo:line-height="115%"/>
      <style:text-properties style:font-name="DejaVu Sans" fo:font-weight="bold" officeooo:rsid="077a6193" officeooo:paragraph-rsid="0c8bc35d" style:font-weight-asian="bold" style:font-weight-complex="bold"/>
    </style:style>
    <style:style style:name="P11" style:family="paragraph" style:parent-style-name="Standard">
      <style:paragraph-properties fo:line-height="115%"/>
      <style:text-properties style:font-name="DejaVu Sans" fo:font-weight="bold" officeooo:rsid="077a6193" officeooo:paragraph-rsid="0c8d189b" style:font-weight-asian="bold" style:font-weight-complex="bold"/>
    </style:style>
    <style:style style:name="P12" style:family="paragraph" style:parent-style-name="Standard">
      <style:paragraph-properties fo:line-height="115%"/>
      <style:text-properties style:font-name="DejaVu Sans" fo:font-weight="bold" officeooo:rsid="077a6193" officeooo:paragraph-rsid="0c8a6386" style:font-weight-asian="bold" style:font-weight-complex="bold"/>
    </style:style>
    <style:style style:name="P13" style:family="paragraph" style:parent-style-name="Standard">
      <style:paragraph-properties fo:line-height="115%"/>
      <style:text-properties style:font-name="DejaVu Sans" fo:font-weight="bold" officeooo:rsid="077a6193" officeooo:paragraph-rsid="0c93cca2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7a35a08" officeooo:paragraph-rsid="0c63c0e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7c6e96f" officeooo:paragraph-rsid="0c63532e" style:font-weight-asian="bold" style:font-weight-complex="bold"/>
    </style:style>
    <style:style style:name="P16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7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6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7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3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9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42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DejaVu Sans" officeooo:rsid="07a35a08" officeooo:paragraph-rsid="0b6791fb"/>
    </style:style>
    <style:style style:name="P44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DejaVu Sans" officeooo:paragraph-rsid="0ba4860e"/>
    </style:style>
    <style:style style:name="P46" style:family="paragraph" style:parent-style-name="Standard">
      <style:text-properties style:font-name="DejaVu Sans" officeooo:paragraph-rsid="09e061fb"/>
    </style:style>
    <style:style style:name="P47" style:family="paragraph" style:parent-style-name="Standard">
      <style:text-properties style:font-name="DejaVu Sans" officeooo:rsid="07c6e96f" officeooo:paragraph-rsid="07c6e96f"/>
    </style:style>
    <style:style style:name="P48" style:family="paragraph" style:parent-style-name="Standard">
      <style:text-properties style:font-name="DejaVu Sans" officeooo:paragraph-rsid="0c2053c7"/>
    </style:style>
    <style:style style:name="P49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font-name="DejaVu Sans" fo:font-style="italic" fo:font-weight="bold" officeooo:rsid="0c3ad249" officeooo:paragraph-rsid="0c644be5" style:font-style-asian="italic" style:font-weight-asian="bold" style:font-style-complex="italic" style:font-weight-complex="bold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DejaVu Sans" officeooo:paragraph-rsid="0c6091f4"/>
    </style:style>
    <style:style style:name="P52" style:family="paragraph" style:parent-style-name="Standard">
      <style:text-properties officeooo:paragraph-rsid="0b654d32"/>
    </style:style>
    <style:style style:name="P53" style:family="paragraph" style:parent-style-name="Standard">
      <style:text-properties style:font-name="DejaVu Sans" fo:font-size="9pt" fo:font-weight="normal" officeooo:rsid="07f13a54" officeooo:paragraph-rsid="0c991d5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DejaVu Sans" fo:font-size="9pt" fo:font-weight="normal" officeooo:rsid="089ea62d" officeooo:paragraph-rsid="0c991d50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DejaVu Sans" fo:font-size="9pt" fo:font-weight="bold" officeooo:rsid="0c991d50" officeooo:paragraph-rsid="0c991d50" style:font-size-asian="9pt" style:font-weight-asian="bold" style:font-size-complex="9pt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7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8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9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60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61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c620f84" style:font-size-asian="9pt" style:font-weight-asian="bold" style:font-size-complex="9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83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84" style:family="paragraph" style:parent-style-name="Heading_20_2">
      <style:text-properties style:font-name="DejaVu Sans"/>
    </style:style>
    <style:style style:name="P85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8d8381" style:font-weight-asian="normal" style:font-weight-complex="normal"/>
    </style:style>
    <style:style style:name="T13" style:family="text">
      <style:text-properties fo:font-weight="normal" officeooo:rsid="078ec45b" style:font-weight-asian="normal" style:font-weight-complex="normal"/>
    </style:style>
    <style:style style:name="T14" style:family="text">
      <style:text-properties fo:font-weight="normal" officeooo:rsid="0796756f" style:font-weight-asian="normal" style:font-weight-complex="normal"/>
    </style:style>
    <style:style style:name="T15" style:family="text">
      <style:text-properties fo:font-weight="normal" officeooo:rsid="079a7e72" style:font-weight-asian="normal" style:font-weight-complex="normal"/>
    </style:style>
    <style:style style:name="T16" style:family="text">
      <style:text-properties fo:font-weight="normal" officeooo:rsid="079ecb72" style:font-weight-asian="normal" style:font-weight-complex="normal"/>
    </style:style>
    <style:style style:name="T17" style:family="text">
      <style:text-properties fo:font-weight="normal" officeooo:rsid="07a244ef" style:font-weight-asian="normal" style:font-weight-complex="normal"/>
    </style:style>
    <style:style style:name="T18" style:family="text">
      <style:text-properties fo:font-weight="normal" officeooo:rsid="07a4583e" style:font-weight-asian="normal" style:font-weight-complex="normal"/>
    </style:style>
    <style:style style:name="T19" style:family="text">
      <style:text-properties fo:font-weight="normal" officeooo:rsid="07a6fb7f" style:font-weight-asian="normal" style:font-weight-complex="normal"/>
    </style:style>
    <style:style style:name="T20" style:family="text">
      <style:text-properties fo:font-weight="normal" officeooo:rsid="07b177b5" style:font-weight-asian="normal" style:font-weight-complex="normal"/>
    </style:style>
    <style:style style:name="T21" style:family="text">
      <style:text-properties fo:font-weight="normal" officeooo:rsid="07b49e01" style:font-weight-asian="normal" style:font-weight-complex="normal"/>
    </style:style>
    <style:style style:name="T22" style:family="text">
      <style:text-properties fo:font-weight="normal" officeooo:rsid="07bf6f8b" style:font-weight-asian="normal" style:font-weight-complex="normal"/>
    </style:style>
    <style:style style:name="T23" style:family="text">
      <style:text-properties fo:font-weight="normal" officeooo:rsid="07c2ddcb" style:font-weight-asian="normal" style:font-weight-complex="normal"/>
    </style:style>
    <style:style style:name="T24" style:family="text">
      <style:text-properties fo:font-weight="normal" officeooo:rsid="07c4ffdd" style:font-weight-asian="normal" style:font-weight-complex="normal"/>
    </style:style>
    <style:style style:name="T25" style:family="text">
      <style:text-properties fo:font-weight="normal" officeooo:rsid="07c9927b" style:font-weight-asian="normal" style:font-weight-complex="normal"/>
    </style:style>
    <style:style style:name="T26" style:family="text">
      <style:text-properties fo:font-weight="normal" officeooo:rsid="07cb3eb5" style:font-weight-asian="normal" style:font-weight-complex="normal"/>
    </style:style>
    <style:style style:name="T27" style:family="text">
      <style:text-properties fo:font-weight="normal" officeooo:rsid="07cd188b" style:font-weight-asian="normal" style:font-weight-complex="normal"/>
    </style:style>
    <style:style style:name="T28" style:family="text">
      <style:text-properties fo:font-weight="normal" officeooo:rsid="084802bf" style:font-weight-asian="normal" style:font-weight-complex="normal"/>
    </style:style>
    <style:style style:name="T29" style:family="text">
      <style:text-properties fo:font-weight="normal" officeooo:rsid="092fe008" style:font-weight-asian="normal" style:font-weight-complex="normal"/>
    </style:style>
    <style:style style:name="T30" style:family="text">
      <style:text-properties fo:font-weight="normal" officeooo:rsid="094194a2" style:font-weight-asian="normal" style:font-weight-complex="normal"/>
    </style:style>
    <style:style style:name="T31" style:family="text">
      <style:text-properties fo:font-weight="normal" officeooo:rsid="0941bd90" style:font-weight-asian="normal" style:font-weight-complex="normal"/>
    </style:style>
    <style:style style:name="T32" style:family="text">
      <style:text-properties fo:font-weight="normal" officeooo:rsid="0947c4d3" style:font-weight-asian="normal" style:font-weight-complex="normal"/>
    </style:style>
    <style:style style:name="T33" style:family="text">
      <style:text-properties fo:font-weight="normal" officeooo:rsid="09484ac5" style:font-weight-asian="normal" style:font-weight-complex="normal"/>
    </style:style>
    <style:style style:name="T34" style:family="text">
      <style:text-properties fo:font-weight="normal" officeooo:rsid="09b7d988" style:font-weight-asian="normal" style:font-weight-complex="normal"/>
    </style:style>
    <style:style style:name="T35" style:family="text">
      <style:text-properties fo:font-weight="normal" officeooo:rsid="09df47d9" style:font-weight-asian="normal" style:font-weight-complex="normal"/>
    </style:style>
    <style:style style:name="T36" style:family="text">
      <style:text-properties fo:font-weight="normal" officeooo:rsid="09e283d9" style:font-weight-asian="normal" style:font-weight-complex="normal"/>
    </style:style>
    <style:style style:name="T37" style:family="text">
      <style:text-properties fo:font-weight="normal" officeooo:rsid="09e9520c" style:font-weight-asian="normal" style:font-weight-complex="normal"/>
    </style:style>
    <style:style style:name="T38" style:family="text">
      <style:text-properties fo:font-weight="normal" officeooo:rsid="09e9f875" style:font-weight-asian="normal" style:font-weight-complex="normal"/>
    </style:style>
    <style:style style:name="T39" style:family="text">
      <style:text-properties fo:font-weight="normal" officeooo:rsid="09eb64ac" style:font-weight-asian="normal" style:font-weight-complex="normal"/>
    </style:style>
    <style:style style:name="T40" style:family="text">
      <style:text-properties fo:font-weight="normal" officeooo:rsid="0a2359e9" style:font-weight-asian="normal" style:font-weight-complex="normal"/>
    </style:style>
    <style:style style:name="T41" style:family="text">
      <style:text-properties fo:font-weight="normal" officeooo:rsid="0a3dd1a3" style:font-weight-asian="normal" style:font-weight-complex="normal"/>
    </style:style>
    <style:style style:name="T42" style:family="text">
      <style:text-properties fo:font-weight="normal" officeooo:rsid="0b2343fe" style:font-weight-asian="normal" style:font-weight-complex="normal"/>
    </style:style>
    <style:style style:name="T43" style:family="text">
      <style:text-properties fo:font-weight="normal" officeooo:rsid="0b2582f7" style:font-weight-asian="normal" style:font-weight-complex="normal"/>
    </style:style>
    <style:style style:name="T44" style:family="text">
      <style:text-properties fo:font-weight="normal" officeooo:rsid="0b34b8e0" style:font-weight-asian="normal" style:font-weight-complex="normal"/>
    </style:style>
    <style:style style:name="T45" style:family="text">
      <style:text-properties fo:font-weight="normal" officeooo:rsid="0b35839a" style:font-weight-asian="normal" style:font-weight-complex="normal"/>
    </style:style>
    <style:style style:name="T46" style:family="text">
      <style:text-properties fo:font-weight="normal" officeooo:rsid="0b4aad45" style:font-weight-asian="normal" style:font-weight-complex="normal"/>
    </style:style>
    <style:style style:name="T47" style:family="text">
      <style:text-properties fo:font-weight="normal" officeooo:rsid="0b5db015" style:font-weight-asian="normal" style:font-weight-complex="normal"/>
    </style:style>
    <style:style style:name="T48" style:family="text">
      <style:text-properties fo:font-weight="normal" officeooo:rsid="0b73c530" style:font-weight-asian="normal" style:font-weight-complex="normal"/>
    </style:style>
    <style:style style:name="T49" style:family="text">
      <style:text-properties fo:font-weight="normal" officeooo:rsid="0b755225" style:font-weight-asian="normal" style:font-weight-complex="normal"/>
    </style:style>
    <style:style style:name="T50" style:family="text">
      <style:text-properties fo:font-weight="normal" officeooo:rsid="0b783070" style:font-weight-asian="normal" style:font-weight-complex="normal"/>
    </style:style>
    <style:style style:name="T51" style:family="text">
      <style:text-properties fo:font-weight="normal" officeooo:rsid="0b7a5baa" style:font-weight-asian="normal" style:font-weight-complex="normal"/>
    </style:style>
    <style:style style:name="T52" style:family="text">
      <style:text-properties fo:font-weight="normal" officeooo:rsid="0b7f56e4" style:font-weight-asian="normal" style:font-weight-complex="normal"/>
    </style:style>
    <style:style style:name="T53" style:family="text">
      <style:text-properties fo:font-weight="normal" officeooo:rsid="0b89e4fa" style:font-weight-asian="normal" style:font-weight-complex="normal"/>
    </style:style>
    <style:style style:name="T54" style:family="text">
      <style:text-properties fo:font-weight="normal" officeooo:rsid="0bca3472" style:font-weight-asian="normal" style:font-weight-complex="normal"/>
    </style:style>
    <style:style style:name="T55" style:family="text">
      <style:text-properties fo:font-weight="normal" officeooo:rsid="0bcbd94f" style:font-weight-asian="normal" style:font-weight-complex="normal"/>
    </style:style>
    <style:style style:name="T56" style:family="text">
      <style:text-properties fo:font-weight="normal" officeooo:rsid="0bcc02ba" style:font-weight-asian="normal" style:font-weight-complex="normal"/>
    </style:style>
    <style:style style:name="T57" style:family="text">
      <style:text-properties fo:font-weight="normal" officeooo:rsid="0bd205ae" style:font-weight-asian="normal" style:font-weight-complex="normal"/>
    </style:style>
    <style:style style:name="T58" style:family="text">
      <style:text-properties fo:font-weight="normal" officeooo:rsid="0bd20b61" style:font-weight-asian="normal" style:font-weight-complex="normal"/>
    </style:style>
    <style:style style:name="T59" style:family="text">
      <style:text-properties fo:font-weight="normal" officeooo:rsid="0bd385fb" style:font-weight-asian="normal" style:font-weight-complex="normal"/>
    </style:style>
    <style:style style:name="T60" style:family="text">
      <style:text-properties fo:font-weight="normal" officeooo:rsid="0bd40b18" style:font-weight-asian="normal" style:font-weight-complex="normal"/>
    </style:style>
    <style:style style:name="T61" style:family="text">
      <style:text-properties fo:font-weight="normal" officeooo:rsid="0bd510f1" style:font-weight-asian="normal" style:font-weight-complex="normal"/>
    </style:style>
    <style:style style:name="T62" style:family="text">
      <style:text-properties fo:font-weight="normal" officeooo:rsid="0bd5f2d2" style:font-weight-asian="normal" style:font-weight-complex="normal"/>
    </style:style>
    <style:style style:name="T63" style:family="text">
      <style:text-properties fo:font-weight="normal" officeooo:rsid="0bd7710e" style:font-weight-asian="normal" style:font-weight-complex="normal"/>
    </style:style>
    <style:style style:name="T64" style:family="text">
      <style:text-properties fo:font-weight="normal" officeooo:rsid="0bd7ec41" style:font-weight-asian="normal" style:font-weight-complex="normal"/>
    </style:style>
    <style:style style:name="T65" style:family="text">
      <style:text-properties fo:font-weight="normal" officeooo:rsid="0bda54d7" style:font-weight-asian="normal" style:font-weight-complex="normal"/>
    </style:style>
    <style:style style:name="T66" style:family="text">
      <style:text-properties fo:font-weight="normal" officeooo:rsid="0bdc0fe7" style:font-weight-asian="normal" style:font-weight-complex="normal"/>
    </style:style>
    <style:style style:name="T67" style:family="text">
      <style:text-properties fo:font-weight="normal" officeooo:rsid="0bdd9319" style:font-weight-asian="normal" style:font-weight-complex="normal"/>
    </style:style>
    <style:style style:name="T68" style:family="text">
      <style:text-properties fo:font-weight="normal" officeooo:rsid="0bdeab4d" style:font-weight-asian="normal" style:font-weight-complex="normal"/>
    </style:style>
    <style:style style:name="T69" style:family="text">
      <style:text-properties fo:font-weight="normal" officeooo:rsid="0be165db" style:font-weight-asian="normal" style:font-weight-complex="normal"/>
    </style:style>
    <style:style style:name="T70" style:family="text">
      <style:text-properties fo:font-weight="normal" officeooo:rsid="0be21f3b" style:font-weight-asian="normal" style:font-weight-complex="normal"/>
    </style:style>
    <style:style style:name="T71" style:family="text">
      <style:text-properties fo:font-weight="normal" officeooo:rsid="0be2bff0" style:font-weight-asian="normal" style:font-weight-complex="normal"/>
    </style:style>
    <style:style style:name="T72" style:family="text">
      <style:text-properties fo:font-weight="normal" officeooo:rsid="0be30738" style:font-weight-asian="normal" style:font-weight-complex="normal"/>
    </style:style>
    <style:style style:name="T73" style:family="text">
      <style:text-properties fo:font-weight="normal" officeooo:rsid="0be70bf3" style:font-weight-asian="normal" style:font-weight-complex="normal"/>
    </style:style>
    <style:style style:name="T74" style:family="text">
      <style:text-properties fo:font-weight="normal" officeooo:rsid="0be8a31d" style:font-weight-asian="normal" style:font-weight-complex="normal"/>
    </style:style>
    <style:style style:name="T75" style:family="text">
      <style:text-properties fo:font-weight="normal" officeooo:rsid="0beb9e56" style:font-weight-asian="normal" style:font-weight-complex="normal"/>
    </style:style>
    <style:style style:name="T76" style:family="text">
      <style:text-properties fo:font-weight="normal" officeooo:rsid="0becf336" style:font-weight-asian="normal" style:font-weight-complex="normal"/>
    </style:style>
    <style:style style:name="T77" style:family="text">
      <style:text-properties fo:font-weight="normal" officeooo:rsid="0bf132b3" style:font-weight-asian="normal" style:font-weight-complex="normal"/>
    </style:style>
    <style:style style:name="T78" style:family="text">
      <style:text-properties fo:font-weight="normal" officeooo:rsid="0bf18676" style:font-weight-asian="normal" style:font-weight-complex="normal"/>
    </style:style>
    <style:style style:name="T79" style:family="text">
      <style:text-properties fo:font-weight="normal" officeooo:rsid="0bf54c68" style:font-weight-asian="normal" style:font-weight-complex="normal"/>
    </style:style>
    <style:style style:name="T80" style:family="text">
      <style:text-properties fo:font-weight="normal" officeooo:rsid="0bf6d6c9" style:font-weight-asian="normal" style:font-weight-complex="normal"/>
    </style:style>
    <style:style style:name="T81" style:family="text">
      <style:text-properties fo:font-weight="normal" officeooo:rsid="0bf707b8" style:font-weight-asian="normal" style:font-weight-complex="normal"/>
    </style:style>
    <style:style style:name="T82" style:family="text">
      <style:text-properties fo:font-weight="normal" officeooo:rsid="0bf8a5a3" style:font-weight-asian="normal" style:font-weight-complex="normal"/>
    </style:style>
    <style:style style:name="T83" style:family="text">
      <style:text-properties fo:font-weight="normal" officeooo:rsid="0bfa4d78" style:font-weight-asian="normal" style:font-weight-complex="normal"/>
    </style:style>
    <style:style style:name="T84" style:family="text">
      <style:text-properties fo:font-weight="normal" officeooo:rsid="0bfb28cd" style:font-weight-asian="normal" style:font-weight-complex="normal"/>
    </style:style>
    <style:style style:name="T85" style:family="text">
      <style:text-properties fo:font-weight="normal" officeooo:rsid="0bfc51a2" style:font-weight-asian="normal" style:font-weight-complex="normal"/>
    </style:style>
    <style:style style:name="T86" style:family="text">
      <style:text-properties fo:font-weight="normal" officeooo:rsid="0bfe90b4" style:font-weight-asian="normal" style:font-weight-complex="normal"/>
    </style:style>
    <style:style style:name="T87" style:family="text">
      <style:text-properties fo:font-weight="normal" officeooo:rsid="0c0047bc" style:font-weight-asian="normal" style:font-weight-complex="normal"/>
    </style:style>
    <style:style style:name="T88" style:family="text">
      <style:text-properties fo:font-weight="normal" officeooo:rsid="0c022a9d" style:font-weight-asian="normal" style:font-weight-complex="normal"/>
    </style:style>
    <style:style style:name="T89" style:family="text">
      <style:text-properties fo:font-weight="normal" officeooo:rsid="0c083243" style:font-weight-asian="normal" style:font-weight-complex="normal"/>
    </style:style>
    <style:style style:name="T90" style:family="text">
      <style:text-properties fo:font-weight="normal" officeooo:rsid="0c0e80f2" style:font-weight-asian="normal" style:font-weight-complex="normal"/>
    </style:style>
    <style:style style:name="T91" style:family="text">
      <style:text-properties fo:font-weight="normal" officeooo:rsid="0c10c48e" style:font-weight-asian="normal" style:font-weight-complex="normal"/>
    </style:style>
    <style:style style:name="T92" style:family="text">
      <style:text-properties fo:font-weight="normal" officeooo:rsid="0c10ec98" style:font-weight-asian="normal" style:font-weight-complex="normal"/>
    </style:style>
    <style:style style:name="T93" style:family="text">
      <style:text-properties fo:font-weight="normal" officeooo:rsid="0c1133f2" style:font-weight-asian="normal" style:font-weight-complex="normal"/>
    </style:style>
    <style:style style:name="T94" style:family="text">
      <style:text-properties fo:font-weight="normal" officeooo:rsid="0c1547ff" style:font-weight-asian="normal" style:font-weight-complex="normal"/>
    </style:style>
    <style:style style:name="T95" style:family="text">
      <style:text-properties fo:font-weight="normal" officeooo:rsid="0c16dd4e" style:font-weight-asian="normal" style:font-weight-complex="normal"/>
    </style:style>
    <style:style style:name="T96" style:family="text">
      <style:text-properties fo:font-weight="normal" officeooo:rsid="0c18c2c9" style:font-weight-asian="normal" style:font-weight-complex="normal"/>
    </style:style>
    <style:style style:name="T97" style:family="text">
      <style:text-properties fo:font-weight="normal" officeooo:rsid="0c18f928" style:font-weight-asian="normal" style:font-weight-complex="normal"/>
    </style:style>
    <style:style style:name="T98" style:family="text">
      <style:text-properties fo:font-weight="normal" officeooo:rsid="0c19fc92" style:font-weight-asian="normal" style:font-weight-complex="normal"/>
    </style:style>
    <style:style style:name="T99" style:family="text">
      <style:text-properties fo:font-weight="normal" officeooo:rsid="0c1a79a0" style:font-weight-asian="normal" style:font-weight-complex="normal"/>
    </style:style>
    <style:style style:name="T100" style:family="text">
      <style:text-properties fo:font-weight="normal" officeooo:rsid="0c1df09e" style:font-weight-asian="normal" style:font-weight-complex="normal"/>
    </style:style>
    <style:style style:name="T101" style:family="text">
      <style:text-properties fo:font-weight="normal" officeooo:rsid="077a6193" style:font-weight-asian="normal" style:font-weight-complex="normal"/>
    </style:style>
    <style:style style:name="T102" style:family="text">
      <style:text-properties fo:font-weight="normal" officeooo:rsid="0c23ab53" style:font-weight-asian="normal" style:font-weight-complex="normal"/>
    </style:style>
    <style:style style:name="T103" style:family="text">
      <style:text-properties fo:font-weight="normal" officeooo:rsid="0c2613a0" style:font-weight-asian="normal" style:font-weight-complex="normal"/>
    </style:style>
    <style:style style:name="T104" style:family="text">
      <style:text-properties fo:font-weight="normal" officeooo:rsid="0c280fc5" style:font-weight-asian="normal" style:font-weight-complex="normal"/>
    </style:style>
    <style:style style:name="T105" style:family="text">
      <style:text-properties fo:font-weight="normal" officeooo:rsid="0c29dd91" style:font-weight-asian="normal" style:font-weight-complex="normal"/>
    </style:style>
    <style:style style:name="T106" style:family="text">
      <style:text-properties fo:font-weight="normal" officeooo:rsid="0c29ea17" style:font-weight-asian="normal" style:font-weight-complex="normal"/>
    </style:style>
    <style:style style:name="T107" style:family="text">
      <style:text-properties fo:font-weight="normal" officeooo:rsid="0c2ba8cc" style:font-weight-asian="normal" style:font-weight-complex="normal"/>
    </style:style>
    <style:style style:name="T108" style:family="text">
      <style:text-properties fo:font-weight="normal" officeooo:rsid="0c2c3da8" style:font-weight-asian="normal" style:font-weight-complex="normal"/>
    </style:style>
    <style:style style:name="T109" style:family="text">
      <style:text-properties fo:font-weight="normal" officeooo:rsid="0c345b82" style:font-weight-asian="normal" style:font-weight-complex="normal"/>
    </style:style>
    <style:style style:name="T110" style:family="text">
      <style:text-properties fo:font-weight="normal" officeooo:rsid="0c39a56f" style:font-weight-asian="normal" style:font-weight-complex="normal"/>
    </style:style>
    <style:style style:name="T111" style:family="text">
      <style:text-properties fo:font-weight="normal" officeooo:rsid="09e8eb3b" style:font-weight-asian="normal" style:font-weight-complex="normal"/>
    </style:style>
    <style:style style:name="T112" style:family="text">
      <style:text-properties fo:font-weight="normal" officeooo:rsid="0c521899" style:font-weight-asian="normal" style:font-weight-complex="normal"/>
    </style:style>
    <style:style style:name="T113" style:family="text">
      <style:text-properties fo:font-weight="normal" officeooo:rsid="0c546ba0" style:font-weight-asian="normal" style:font-weight-complex="normal"/>
    </style:style>
    <style:style style:name="T114" style:family="text">
      <style:text-properties fo:font-weight="normal" officeooo:rsid="0c54cf55" style:font-weight-asian="normal" style:font-weight-complex="normal"/>
    </style:style>
    <style:style style:name="T115" style:family="text">
      <style:text-properties fo:font-weight="normal" officeooo:rsid="0c580c65" style:font-weight-asian="normal" style:font-weight-complex="normal"/>
    </style:style>
    <style:style style:name="T116" style:family="text">
      <style:text-properties fo:font-weight="normal" officeooo:rsid="0c585150" style:font-weight-asian="normal" style:font-weight-complex="normal"/>
    </style:style>
    <style:style style:name="T117" style:family="text">
      <style:text-properties fo:font-weight="normal" officeooo:rsid="0c589c58" style:font-weight-asian="normal" style:font-weight-complex="normal"/>
    </style:style>
    <style:style style:name="T118" style:family="text">
      <style:text-properties fo:font-weight="normal" officeooo:rsid="0c58e237" style:font-weight-asian="normal" style:font-weight-complex="normal"/>
    </style:style>
    <style:style style:name="T119" style:family="text">
      <style:text-properties fo:font-weight="normal" officeooo:rsid="0c5def2e" style:font-weight-asian="normal" style:font-weight-complex="normal"/>
    </style:style>
    <style:style style:name="T120" style:family="text">
      <style:text-properties fo:font-weight="normal" officeooo:rsid="0c970ab5" style:font-weight-asian="normal" style:font-weight-complex="normal"/>
    </style:style>
    <style:style style:name="T121" style:family="text">
      <style:text-properties fo:font-weight="normal" officeooo:rsid="0c98f25c" style:font-weight-asian="normal" style:font-weight-complex="normal"/>
    </style:style>
    <style:style style:name="T1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3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716bceb" style:font-style-asian="italic" style:font-style-complex="italic"/>
    </style:style>
    <style:style style:name="T132" style:family="text">
      <style:text-properties fo:font-style="italic" officeooo:rsid="0812a131" style:font-style-asian="italic" style:font-style-complex="italic"/>
    </style:style>
    <style:style style:name="T133" style:family="text">
      <style:text-properties fo:font-style="italic" officeooo:rsid="084802bf" style:font-style-asian="italic" style:font-style-complex="italic"/>
    </style:style>
    <style:style style:name="T134" style:family="text">
      <style:text-properties fo:font-style="italic" officeooo:rsid="07c387c6" style:font-style-asian="italic" style:font-style-complex="italic"/>
    </style:style>
    <style:style style:name="T135" style:family="text">
      <style:text-properties fo:font-style="italic" officeooo:rsid="0ba89c81" style:font-style-asian="italic" style:font-style-complex="italic"/>
    </style:style>
    <style:style style:name="T136" style:family="text">
      <style:text-properties fo:font-style="italic" officeooo:rsid="0bca3472" style:font-style-asian="italic" style:font-style-complex="italic"/>
    </style:style>
    <style:style style:name="T137" style:family="text">
      <style:text-properties fo:font-style="italic" officeooo:rsid="0bda54d7" style:font-style-asian="italic" style:font-style-complex="italic"/>
    </style:style>
    <style:style style:name="T138" style:family="text">
      <style:text-properties fo:font-style="italic" officeooo:rsid="0bdc0fe7" style:font-style-asian="italic" style:font-style-complex="italic"/>
    </style:style>
    <style:style style:name="T139" style:family="text">
      <style:text-properties fo:font-style="italic" officeooo:rsid="0be54b62" style:font-style-asian="italic" style:font-style-complex="italic"/>
    </style:style>
    <style:style style:name="T140" style:family="text">
      <style:text-properties fo:font-style="italic" officeooo:rsid="0c022a9d" style:font-style-asian="italic" style:font-style-complex="italic"/>
    </style:style>
    <style:style style:name="T141" style:family="text">
      <style:text-properties fo:font-style="italic" officeooo:rsid="0c10ec98" style:font-style-asian="italic" style:font-style-complex="italic"/>
    </style:style>
    <style:style style:name="T142" style:family="text">
      <style:text-properties fo:font-style="italic" officeooo:rsid="0c1547ff" style:font-style-asian="italic" style:font-style-complex="italic"/>
    </style:style>
    <style:style style:name="T143" style:family="text">
      <style:text-properties fo:font-style="italic" officeooo:rsid="0c18f928" style:font-style-asian="italic" style:font-style-complex="italic"/>
    </style:style>
    <style:style style:name="T144" style:family="text">
      <style:text-properties fo:font-style="italic" officeooo:rsid="0c1a79a0" style:font-style-asian="italic" style:font-style-complex="italic"/>
    </style:style>
    <style:style style:name="T145" style:family="text">
      <style:text-properties fo:font-style="italic" officeooo:rsid="0c29ea17" style:font-style-asian="italic" style:font-style-complex="italic"/>
    </style:style>
    <style:style style:name="T146" style:family="text">
      <style:text-properties fo:font-style="italic" officeooo:rsid="0c2df295" style:font-style-asian="italic" style:font-style-complex="italic"/>
    </style:style>
    <style:style style:name="T147" style:family="text">
      <style:text-properties fo:font-style="italic" officeooo:rsid="0c39a56f" style:font-style-asian="italic" style:font-style-complex="italic"/>
    </style:style>
    <style:style style:name="T148" style:family="text">
      <style:text-properties fo:font-style="italic" officeooo:rsid="0c436eb4" style:font-style-asian="italic" style:font-style-complex="italic"/>
    </style:style>
    <style:style style:name="T149" style:family="text">
      <style:text-properties fo:font-style="italic" officeooo:rsid="0c54cf55" style:font-style-asian="italic" style:font-style-complex="italic"/>
    </style:style>
    <style:style style:name="T150" style:family="text">
      <style:text-properties fo:font-style="italic" officeooo:rsid="0c5b6f64" style:font-style-asian="italic" style:font-style-complex="italic"/>
    </style:style>
    <style:style style:name="T1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2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7a93e3e" style:font-style-asian="normal" style:font-style-complex="normal"/>
    </style:style>
    <style:style style:name="T155" style:family="text">
      <style:text-properties fo:font-style="normal" officeooo:rsid="0716bceb" style:font-style-asian="normal" style:font-style-complex="normal"/>
    </style:style>
    <style:style style:name="T156" style:family="text">
      <style:text-properties fo:font-style="normal" officeooo:rsid="07ee2bed" style:font-style-asian="normal" style:font-style-complex="normal"/>
    </style:style>
    <style:style style:name="T157" style:family="text">
      <style:text-properties fo:font-style="normal" officeooo:rsid="084802bf" style:font-style-asian="normal" style:font-style-complex="normal"/>
    </style:style>
    <style:style style:name="T158" style:family="text">
      <style:text-properties fo:font-style="normal" officeooo:rsid="0755d39c" style:font-style-asian="normal" style:font-style-complex="normal"/>
    </style:style>
    <style:style style:name="T159" style:family="text">
      <style:text-properties fo:font-style="normal" officeooo:rsid="07f952ae" style:font-style-asian="normal" style:font-style-complex="normal"/>
    </style:style>
    <style:style style:name="T160" style:family="text">
      <style:text-properties fo:font-style="normal" officeooo:rsid="0c0505c9" style:font-style-asian="normal" style:font-style-complex="normal"/>
    </style:style>
    <style:style style:name="T161" style:family="text">
      <style:text-properties fo:font-style="normal" officeooo:rsid="0c0e80f2" style:font-style-asian="normal" style:font-style-complex="normal"/>
    </style:style>
    <style:style style:name="T162" style:family="text">
      <style:text-properties fo:font-style="normal" officeooo:rsid="0a2359e9" style:font-style-asian="normal" style:font-style-complex="normal"/>
    </style:style>
    <style:style style:name="T163" style:family="text">
      <style:text-properties fo:font-style="normal" officeooo:rsid="07a244ef" style:font-style-asian="normal" style:font-style-complex="normal"/>
    </style:style>
    <style:style style:name="T164" style:family="text">
      <style:text-properties fo:font-style="normal" officeooo:rsid="0c4420ff" style:font-style-asian="normal" style:font-style-complex="normal"/>
    </style:style>
    <style:style style:name="T165" style:family="text">
      <style:text-properties fo:font-style="normal" officeooo:rsid="12ab7841" style:font-style-asian="normal" style:font-style-complex="normal"/>
    </style:style>
    <style:style style:name="T166" style:family="text">
      <style:text-properties fo:font-style="normal" officeooo:rsid="0c66900f" style:font-style-asian="normal" style:font-style-complex="normal"/>
    </style:style>
    <style:style style:name="T1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41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45" style:family="text">
      <style:text-properties fo:font-size="9pt" fo:font-weight="normal" style:font-size-asian="9pt" style:font-weight-asian="normal" style:font-size-complex="9pt" style:font-weight-complex="normal"/>
    </style:style>
    <style:style style:name="T2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8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5c5bc5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8ec698" style:font-size-asian="9pt" style:font-weight-asian="normal" style:font-size-complex="9pt" style:font-weight-complex="normal"/>
    </style:style>
    <style:style style:name="T298" style:family="text">
      <style:text-properties fo:font-size="9pt" style:font-size-asian="9pt" style:font-size-complex="9pt"/>
    </style:style>
    <style:style style:name="T299" style:family="text">
      <style:text-properties fo:font-size="9pt" officeooo:rsid="0716bceb" style:font-size-asian="9pt" style:font-size-complex="9pt"/>
    </style:style>
    <style:style style:name="T300" style:family="text">
      <style:text-properties fo:font-size="9pt" officeooo:rsid="07ce83fe" style:font-size-asian="9pt" style:font-size-complex="9pt"/>
    </style:style>
    <style:style style:name="T30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310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31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1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3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14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15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16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17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18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19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20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21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22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23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24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25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26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27" style:family="text">
      <style:text-properties officeooo:rsid="0716bceb"/>
    </style:style>
    <style:style style:name="T328" style:family="text">
      <style:text-properties officeooo:rsid="077a6193"/>
    </style:style>
    <style:style style:name="T329" style:family="text">
      <style:text-properties officeooo:rsid="0755d39c"/>
    </style:style>
    <style:style style:name="T330" style:family="text">
      <style:text-properties officeooo:rsid="0b8c1f9a"/>
    </style:style>
    <style:style style:name="T331" style:family="text">
      <style:text-properties officeooo:rsid="0bbef8b6"/>
    </style:style>
    <style:style style:name="T332" style:family="text">
      <style:text-properties officeooo:rsid="0bbfcb53"/>
    </style:style>
    <style:style style:name="T333" style:family="text">
      <style:text-properties officeooo:rsid="0bc89ce6"/>
    </style:style>
    <style:style style:name="T334" style:family="text">
      <style:text-properties officeooo:rsid="0c03f54b"/>
    </style:style>
    <style:style style:name="T335" style:family="text">
      <style:text-properties officeooo:rsid="0c083243"/>
    </style:style>
    <style:style style:name="T336" style:family="text">
      <style:text-properties style:font-name="DejaVu Sans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style:font-name="DejaVu Sans" fo:font-style="italic" fo:font-weight="normal" officeooo:rsid="09e5464d" style:font-style-asian="italic" style:font-weight-asian="normal" style:font-style-complex="italic" style:font-weight-complex="normal"/>
    </style:style>
    <style:style style:name="T338" style:family="text">
      <style:text-properties style:font-name="DejaVu Sans" fo:font-weight="normal" style:font-weight-asian="normal" style:font-weight-complex="normal"/>
    </style:style>
    <style:style style:name="T339" style:family="text">
      <style:text-properties style:font-name="DejaVu Sans" fo:font-weight="normal" officeooo:rsid="09e2d4f7" style:font-weight-asian="normal" style:font-weight-complex="normal"/>
    </style:style>
    <style:style style:name="T340" style:family="text">
      <style:text-properties style:font-name="DejaVu Sans" fo:font-weight="normal" officeooo:rsid="09da8577" style:font-weight-asian="normal" style:font-weight-complex="normal"/>
    </style:style>
    <style:style style:name="T341" style:family="text">
      <style:text-properties style:font-name="DejaVu Sans" fo:font-weight="normal" officeooo:rsid="09ddbe66" style:font-weight-asian="normal" style:font-weight-complex="normal"/>
    </style:style>
    <style:style style:name="T342" style:family="text">
      <style:text-properties style:font-name="DejaVu Sans" fo:font-weight="normal" officeooo:rsid="09e6c71f" style:font-weight-asian="normal" style:font-weight-complex="normal"/>
    </style:style>
    <style:style style:name="T343" style:family="text">
      <style:text-properties style:font-name="DejaVu Sans" fo:font-weight="normal" officeooo:rsid="0b71e520" style:font-weight-asian="normal" style:font-weight-complex="normal"/>
    </style:style>
    <style:style style:name="T344" style:family="text">
      <style:text-properties style:font-name="DejaVu Sans" fo:font-weight="normal" officeooo:rsid="09db5a06" style:font-weight-asian="normal" style:font-weight-complex="normal"/>
    </style:style>
    <style:style style:name="T345" style:family="text">
      <style:text-properties style:font-name="DejaVu Sans" fo:font-weight="normal" officeooo:rsid="09d3bb0d" style:font-weight-asian="normal" style:font-weight-complex="normal"/>
    </style:style>
    <style:style style:name="T346" style:family="text">
      <style:text-properties style:font-name="DejaVu Sans" fo:font-weight="normal" officeooo:rsid="09e5464d" style:font-weight-asian="normal" style:font-weight-complex="normal"/>
    </style:style>
    <style:style style:name="T347" style:family="text">
      <style:text-properties style:font-name="DejaVu Sans" fo:font-weight="normal" officeooo:rsid="0b96a682" style:font-weight-asian="normal" style:font-weight-complex="normal"/>
    </style:style>
    <style:style style:name="T348" style:family="text">
      <style:text-properties style:font-name="DejaVu Sans"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349" style:family="text">
      <style:text-properties style:font-name="DejaVu Sans" fo:font-style="normal" fo:font-weight="normal" officeooo:rsid="09e5464d" style:font-style-asian="normal" style:font-weight-asian="normal" style:font-style-complex="normal" style:font-weight-complex="normal"/>
    </style:style>
    <style:style style:name="T350" style:family="text">
      <style:text-properties style:font-name="DejaVu Sans" fo:font-style="normal" fo:font-weight="normal" officeooo:rsid="09e6e109" style:font-style-asian="normal" style:font-weight-asian="normal" style:font-style-complex="normal" style:font-weight-complex="normal"/>
    </style:style>
    <style:style style:name="T351" style:family="text">
      <style:text-properties style:font-name="DejaVu Sans" officeooo:rsid="0b63a8f9"/>
    </style:style>
    <style:style style:name="T352" style:family="text">
      <style:text-properties style:font-name="DejaVu Sans" officeooo:rsid="0c991d50"/>
    </style:style>
    <style:style style:name="T353" style:family="text">
      <style:text-properties officeooo:rsid="07a244ef"/>
    </style:style>
    <style:style style:name="T354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47">Y</text:span><text:span text:style-name="T245">ou learned your magic through dedication to the craft, </text:span><text:span text:style-name="T283">laboring to absorb</text:span><text:span text:style-name="T245"> the intricate incantations and gestures needed to cast each spell.</text:span></text:p>
      <text:h text:style-name="P84" text:outline-level="2">§ <text:span text:style-name="T332">Wizard </text:span>Resources</text:h>
      <text:p text:style-name="P48"><text:span text:style-name="T2">Mana</text:span><text:span text:style-name="T4"> ► </text:span><text:span text:style-name="T47">T</text:span><text:span text:style-name="T11">he stored magical energy within your body, Mana powers many of a </text:span><text:span text:style-name="T29">wizard’s</text:span><text:span text:style-name="T11"> </text:span><text:span text:style-name="T307">⌞</text:span><text:span text:style-name="T308">s</text:span><text:span text:style-name="T101">pells</text:span><text:span text:style-name="T238">⌝</text:span><text:span text:style-name="T11">.</text:span></text:p>
      <text:p text:style-name="P1"/>
      <text:p text:style-name="P7"><text:span text:style-name="T247">● </text:span><text:span text:style-name="T253">1. </text:span><text:span text:style-name="T252">▢ ▢ ▢ ▢ ▢ ▢</text:span></text:p>
      <text:p text:style-name="P7"><text:span text:style-name="T247">○ </text:span><text:span text:style-name="T253">2. </text:span><text:span text:style-name="T252">▢ ▢ </text:span></text:p>
      <text:p text:style-name="P7"><text:span text:style-name="T247">○ </text:span><text:span text:style-name="T253">3. </text:span><text:span text:style-name="T252">▢ ▢ </text:span></text:p>
      <text:p text:style-name="P7"><text:span text:style-name="T252"/></text:p>
      <text:p text:style-name="P8">Concentration ► <text:span text:style-name="T4">Holding a spell active requires enormous </text:span><text:span text:style-name="T34">mental effort</text:span><text:span text:style-name="T4">. </text:span><text:span text:style-name="T49">You can hold a </text:span><text:span text:style-name="T4">limited number of </text:span><text:span text:style-name="T307">⌞</text:span><text:span text:style-name="T308">s</text:span><text:span text:style-name="T4">pells</text:span><text:span text:style-name="T238">⌝</text:span><text:span text:style-name="T4"> active at once. When you </text:span><text:span text:style-name="T16">spend</text:span><text:span text:style-name="T4"> a Concentration, </text:span><text:span text:style-name="T48">lose the point, but</text:span><text:span text:style-name="T4"> note the name of the active </text:span><text:span text:style-name="T18">move</text:span><text:span text:style-name="T4">. </text:span><text:span text:style-name="T28">The move’s effect is active </text:span><text:span text:style-name="T50">until </text:span><text:span text:style-name="T51">a move makes you erase the name.</text:span></text:p>
      <text:p text:style-name="P2"/>
      <text:p text:style-name="P52"><text:span text:style-name="T339">Y</text:span><text:span text:style-name="T340">ou cannot write down a </text:span><text:span text:style-name="T341">new </text:span><text:span text:style-name="T342">spell’s</text:span><text:span text:style-name="T340"> name in an occupied </text:span><text:span text:style-name="T343">spot</text:span><text:span text:style-name="T344">.</text:span><text:span text:style-name="T345"> </text:span><text:span text:style-name="T346">You must </text:span><text:span text:style-name="T336">⌞</text:span><text:span text:style-name="T337">drop concentration</text:span><text:span text:style-name="T348">⌝</text:span><text:span text:style-name="T349"> on the old </text:span><text:span text:style-name="T350">spell</text:span><text:span text:style-name="T349"> first.</text:span></text:p>
      <text:p text:style-name="P13"><text:span text:style-name="T247"><text:s text:c="5"/>⎧</text:span><text:span text:style-name="T252">▢</text:span></text:p>
      <text:p text:style-name="P10"><text:span text:style-name="T247">○ </text:span><text:span text:style-name="T297">1.</text:span></text:p>
      <text:p text:style-name="P9"><text:span text:style-name="T252"><text:s text:c="5"/>⎩</text:span></text:p>
      <text:p text:style-name="P13"><text:span text:style-name="T252"><text:s text:c="5"/></text:span><text:span text:style-name="T247">⎧</text:span><text:span text:style-name="T252">▢</text:span></text:p>
      <text:p text:style-name="P10"><text:span text:style-name="T247">○ </text:span><text:span text:style-name="T297">2.</text:span></text:p>
      <text:p text:style-name="P11"><text:span text:style-name="T252"><text:s text:c="5"/>⎩</text:span></text:p>
      <text:p text:style-name="P13"><text:span text:style-name="T252"><text:s text:c="5"/></text:span><text:span text:style-name="T247">⎧</text:span><text:span text:style-name="T252">▢</text:span></text:p>
      <text:p text:style-name="P12"><text:span text:style-name="T247">○ </text:span><text:span text:style-name="T297">3.</text:span></text:p>
      <text:p text:style-name="P11"><text:span text:style-name="T252"><text:s text:c="5"/>⎩</text:span></text:p>
      <text:h text:style-name="P84" text:outline-level="2">§ <text:span text:style-name="T331">Wizard </text:span>Aptitudes</text:h>
      <text:p text:style-name="P21"><text:span text:style-name="T8">● </text:span><text:span text:style-name="T328">Attainment ○ ○ ○ ►</text:span><text:span text:style-name="T19"> </text:span><text:span text:style-name="T53">S</text:span><text:span text:style-name="T44">haping</text:span><text:span text:style-name="T42">, </text:span><text:span text:style-name="T44">manipulating</text:span><text:span text:style-name="T42">, </text:span><text:span text:style-name="T44">controlling</text:span><text:span text:style-name="T42">, </text:span><text:span text:style-name="T44">targeting</text:span><text:span text:style-name="T42">, or </text:span><text:span text:style-name="T44">applying </text:span><text:span text:style-name="T239">⌞</text:span><text:span text:style-name="T241">cantrips</text:span><text:span text:style-name="T238">⌝ </text:span><text:span text:style-name="T241">and</text:span><text:span text:style-name="T44"> </text:span><text:span text:style-name="T239">⌞</text:span><text:span text:style-name="T240">s</text:span><text:span text:style-name="T43">pells</text:span><text:span text:style-name="T238">⌝</text:span><text:span text:style-name="T43"> from this playbook.</text:span></text:p>
      <text:h text:style-name="P84" text:outline-level="2"><text:span text:style-name="T330">§ Wizard </text:span>Moves</text:h>
      <text:p text:style-name="P43"><text:span text:style-name="T151">Soak Mana</text:span><text:span text:style-name="T2"> ►</text:span> <text:span text:style-name="T4">You </text:span><text:span text:style-name="T20">can </text:span><text:span text:style-name="T30">restore</text:span><text:span text:style-name="T4"> Mana by </text:span><text:span text:style-name="T23">harmlessly</text:span><text:span text:style-name="T20"> </text:span><text:span text:style-name="T23">absorbing what’s radiated</text:span><text:span text:style-name="T4"> from living creatures. </text:span><text:span text:style-name="T20">B</text:span><text:span text:style-name="T4">y spending time around people, animals, </text:span><text:span text:style-name="T31">or very lush veg</text:span><text:span text:style-name="T45">e</text:span><text:span text:style-name="T31">tation</text:span><text:span text:style-name="T4">, </text:span><text:span text:style-name="T20">you gain </text:span><text:span text:style-name="T4">1 Mana for every 8 hours—</text:span><text:span text:style-name="T21">it need not be continuous</text:span><text:span text:style-name="T4">. If that’s not fast enough for you, maybe your power demands </text:span><text:span text:style-name="T24">that </text:span><text:span text:style-name="T4">you </text:span><text:span text:style-name="T307">⌞</text:span><text:span text:style-name="T124">reap</text:span><text:span text:style-name="T123"> </text:span><text:span text:style-name="T122">Mana</text:span><text:span text:style-name="T238">⌝</text:span><text:span text:style-name="T167">.</text:span></text:p>
      <text:p text:style-name="P44"/>
      <text:p text:style-name="P14"><text:span text:style-name="T134">Reap</text:span><text:span text:style-name="T130"> Mana</text:span><text:span text:style-name="T153"> ►</text:span><text:span text:style-name="T167"> You forcibly </text:span><text:span text:style-name="T193">tear</text:span><text:span text:style-name="T167"> the Mana from a living creature to power your magic, stealing its life force </text:span><text:span text:style-name="T171">with a touch</text:span><text:span text:style-name="T167">. </text:span><text:span text:style-name="T305">⊞</text:span><text:span text:style-name="T310">⌊</text:span><text:span text:style-name="T154">Attainment</text:span><text:span text:style-name="T310">⌋</text:span><text:span text:style-name="T170">.</text:span></text:p>
      <text:p text:style-name="P44"/>
      <text:p text:style-name="P79"><text:span text:style-name="T298">🡕</text:span><text:span text:style-name="T245"> </text:span><text:span text:style-name="T272">You pick 1:</text:span></text:p>
      <text:list xml:id="list2141109426" text:style-name="L1">
        <text:list-item>
          <text:p text:style-name="P57"><text:span text:style-name="T273">y</text:span><text:span text:style-name="T254">ou draw </text:span><text:span text:style-name="T282">3</text:span><text:span text:style-name="T254"> Mana from a </text:span><text:span text:style-name="T258">nearby </text:span><text:span text:style-name="T254">latent leyline instead of your target. They’re unharmed.</text:span></text:p>
        </text:list-item>
        <text:list-item>
          <text:p text:style-name="P56"><text:span text:style-name="T273">y</text:span><text:span text:style-name="T245">ou get 4 Mana and </text:span><text:span text:style-name="T290">take 3 harm</text:span><text:span text:style-name="T289">.</text:span></text:p>
        </text:list-item>
      </text:list>
      <text:p text:style-name="P66"><text:span text:style-name="T311">🡒</text:span><text:span text:style-name="T246"> </text:span><text:span text:style-name="T255">You get </text:span><text:span text:style-name="T256">3</text:span><text:span text:style-name="T255"> Mana </text:span><text:span text:style-name="T256">and they take 2 harm.</text:span></text:p>
      <text:p text:style-name="P67"><text:span text:style-name="T298">🡖</text:span><text:span text:style-name="T245"> </text:span><text:span text:style-name="T255">You get </text:span><text:span text:style-name="T296">2</text:span><text:span text:style-name="T255"> Mana and </text:span><text:span text:style-name="T257">they take 2 harm.</text:span></text:p>
      <text:p text:style-name="P71"><text:span text:style-name="T158">🡓</text:span><text:span text:style-name="T169"> </text:span><text:span text:style-name="T172">You don’t get any Mana </text:span><text:span text:style-name="T190">and</text:span><text:span text:style-name="T172"> </text:span><text:span text:style-name="T190">t</text:span><text:span text:style-name="T186">hey’re unharmed.</text:span></text:p>
      <text:p text:style-name="P75"/>
      <text:p text:style-name="P45"><text:span text:style-name="T318">Restore</text:span><text:span text:style-name="T151"> Concentration</text:span><text:span text:style-name="T2"> ►</text:span><text:span text:style-name="T4"> </text:span><text:span text:style-name="T322">⌞</text:span><text:span text:style-name="T127">D</text:span><text:span text:style-name="T125">rop concentration</text:span><text:span text:style-name="T128">⌝</text:span><text:span text:style-name="T125"> </text:span><text:span text:style-name="T195">on all </text:span><text:span text:style-name="T197">the </text:span><text:span text:style-name="T204">⌞</text:span><text:span text:style-name="T205">s</text:span><text:span text:style-name="T204">pell</text:span><text:span text:style-name="T206">s</text:span><text:span text:style-name="T204">⌝</text:span><text:span text:style-name="T195"> you’re currently holding. </text:span><text:span text:style-name="T17">You </text:span><text:span text:style-name="T37">can then </text:span><text:span text:style-name="T35">gain</text:span><text:span text:style-name="T17"> 1 Concentration by meditating </text:span><text:span text:style-name="T39">uninterrupted </text:span><text:span text:style-name="T17">for </text:span><text:span text:style-name="T39">most of </text:span><text:span text:style-name="T17">an hour. </text:span><text:span text:style-name="T41">Alternatively</text:span><text:span text:style-name="T38">, i</text:span><text:span text:style-name="T17">f you </text:span><text:span text:style-name="T77">can </text:span><text:span text:style-name="T17">sleep </text:span><text:span text:style-name="T22">restfully</text:span><text:span text:style-name="T17"> for a few hours </text:span><text:span text:style-name="T77">and </text:span><text:span text:style-name="T17">wake up with full Concentration.</text:span></text:p>
      <text:p text:style-name="P3"/>
      <text:p text:style-name="P46"><text:span text:style-name="T319">Drop </text:span><text:span text:style-name="T152">Concentration</text:span><text:span text:style-name="T3"> ►</text:span><text:span text:style-name="T17"> </text:span><text:span text:style-name="T46">W</text:span><text:span text:style-name="T36">hen a move or the GM says so, or whenever you will it, erase a ⌞</text:span><text:span text:style-name="T52">s</text:span><text:span text:style-name="T36">pell⌝ you’re holding in Concentration. The </text:span><text:span text:style-name="T52">s</text:span><text:span text:style-name="T36">pell’s effects end </text:span><text:span text:style-name="T40">more or less immediately.</text:span></text:p>
      <text:p text:style-name="P46"><text:span text:style-name="T40"/></text:p>
      <text:p text:style-name="P49"><text:span text:style-name="T162">L</text:span><text:span text:style-name="T153">ose Consciousness</text:span> <text:span text:style-name="T353">►</text:span><text:span text:style-name="T228"> </text:span><text:span text:style-name="T167">If you lose consciousness, </text:span><text:span text:style-name="T229">y</text:span><text:span text:style-name="T167">ou </text:span><text:span text:style-name="T229">automatically</text:span><text:span text:style-name="T167"> </text:span><text:span text:style-name="T325">⌞</text:span><text:span text:style-name="T326">d</text:span><text:span text:style-name="T111">rop concentration</text:span><text:span text:style-name="T354">⌝</text:span><text:span text:style-name="T167"> on all </text:span><text:span text:style-name="T204">⌞</text:span><text:span text:style-name="T205">s</text:span><text:span text:style-name="T204">pell</text:span><text:span text:style-name="T230">s</text:span><text:span text:style-name="T204">⌝</text:span><text:span text:style-name="T167">.</text:span></text:p>
      <text:p text:style-name="P49"><text:span text:style-name="T167"/></text:p>
      <text:p text:style-name="P50"><text:span text:style-name="T162">L</text:span><text:span text:style-name="T153">ose </text:span><text:span text:style-name="T166">Health</text:span><text:span text:style-name="T153"> </text:span><text:span text:style-name="T163">►</text:span><text:span text:style-name="T228"> </text:span><text:span text:style-name="T233">When you lose ⌞health⌝ </text:span><text:span text:style-name="T235">while you have 1 or more </text:span><text:span text:style-name="T204">⌞</text:span><text:span text:style-name="T205">s</text:span><text:span text:style-name="T204">pell</text:span><text:span text:style-name="T230">s</text:span><text:span text:style-name="T204">⌝</text:span><text:span text:style-name="T235"> in Concentration</text:span><text:span text:style-name="T233">, </text:span><text:span text:style-name="T164">⊞</text:span><text:span text:style-name="T310">⌊</text:span><text:span text:style-name="T164">Attainment</text:span><text:span text:style-name="T310">⌋</text:span><text:span text:style-name="T233">. </text:span><text:span text:style-name="T236">On</text:span><text:span text:style-name="T234"> </text:span><text:span text:style-name="T164">🡓</text:span><text:span text:style-name="T233">, </text:span><text:span text:style-name="T325">⌞</text:span><text:span text:style-name="T326">d</text:span><text:span text:style-name="T111">rop concentration</text:span><text:span text:style-name="T354">⌝</text:span><text:span text:style-name="T238"> </text:span><text:span text:style-name="T242">on </text:span><text:span text:style-name="T243">one spell at random.</text:span></text:p>
      <text:p text:style-name="P4"/>
      <text:p text:style-name="P22"><text:span text:style-name="T327">○ Asbestos Hide ►</text:span><text:span text:style-name="T40"> </text:span><text:span text:style-name="T109">You’re not injured by h</text:span><text:span text:style-name="T198">eat, </text:span><text:span text:style-name="T200">electricity, </text:span><text:span text:style-name="T224">or</text:span><text:span text:style-name="T223"> </text:span><text:span text:style-name="T208">fire </text:span><text:span text:style-name="T225">created by </text:span><text:span text:style-name="T198">your ⌞</text:span><text:span text:style-name="T199">s</text:span><text:span text:style-name="T198">pell⌝ </text:span><text:span text:style-name="T207">effects</text:span><text:span text:style-name="T222">.</text:span></text:p>
      <text:p text:style-name="P32"><text:span text:style-name="T88"/></text:p>
      <text:p text:style-name="P33"><text:span text:style-name="T131">○ </text:span><text:span text:style-name="T160">Night Eyes</text:span><text:span text:style-name="T131"> ►</text:span><text:span text:style-name="T217"> </text:span><text:span text:style-name="T218">You permanently </text:span><text:span text:style-name="T231">have</text:span><text:span text:style-name="T218"> the ⌞status⌝ ‘</text:span><text:span text:style-name="T219">completely </text:span><text:span text:style-name="T218">colorblind’, but </text:span><text:span text:style-name="T220">you </text:span><text:span text:style-name="T218">can see perfectly </text:span><text:span text:style-name="T221">even in the </text:span><text:span text:style-name="T232">absolute </text:span><text:span text:style-name="T221">absence of light. This </text:span><text:span text:style-name="T244">doesn’t</text:span><text:span text:style-name="T221"> let you see </text:span><text:span text:style-name="T226">invisible stuff or </text:span><text:span text:style-name="T221">through obstructions like smoke </text:span><text:span text:style-name="T227">and</text:span><text:span text:style-name="T221"> fog.</text:span></text:p>
      <text:p text:style-name="P33"><text:span text:style-name="T218"/></text:p>
      <text:p text:style-name="P34"><text:span text:style-name="T131">○ </text:span><text:span text:style-name="T161">Fairy Torch</text:span><text:span text:style-name="T131"> ►</text:span><text:span text:style-name="T8"> </text:span><text:span text:style-name="T90">You can summon or dismiss a </text:span><text:span text:style-name="T91">floating, </text:span><text:span text:style-name="T90">torch-bright iconic light source at will. This could be a small creature, spell effect, or artifact; but it’s always the same </text:span><text:span text:style-name="T100">for you.</text:span></text:p>
      <text:p text:style-name="P54"><text:span text:style-name="T351"><text:s text:c="16"/>⎧</text:span></text:p>
      <text:p text:style-name="P55"><text:span text:style-name="T338">Light form:</text:span></text:p>
      <text:p text:style-name="P53"><text:s text:c="16"/>⎩</text:p>
      <text:h text:style-name="P85" text:outline-level="3">§ <text:span text:style-name="T334">Cantrips</text:span></text:h>
      <text:p text:style-name="P31"><text:span text:style-name="T8">○ </text:span><text:span text:style-name="T140">Fuse</text:span><text:span text:style-name="T4"> ► </text:span><text:span text:style-name="T88">You instantly attach two objects by touching them together. The bond is about as strong as epoxy.</text:span></text:p>
      <text:p text:style-name="P31"><text:span text:style-name="T89"/></text:p>
      <text:p text:style-name="P35"><text:span text:style-name="T327">○ </text:span><text:span text:style-name="T141">Cleave</text:span><text:span text:style-name="T335"> ►</text:span><text:span text:style-name="T89"> </text:span><text:span text:style-name="T92">With a touch, you deliver a forceful cut </text:span><text:span text:style-name="T93">like that of a sharp kitchen knife.</text:span></text:p>
      <text:h text:style-name="Heading_20_3" text:outline-level="3">§ Spells</text:h>
      <text:p text:style-name="P23"><text:span text:style-name="T327">○ </text:span><text:span text:style-name="T131">Flame Dart</text:span><text:span text:style-name="T327"> ►</text:span><text:span text:style-name="T12"> Spend 1 Mana. </text:span><text:span text:style-name="T55">For the next couple minutes, y</text:span><text:span text:style-name="T33">ou </text:span><text:span text:style-name="T55">can </text:span><text:span text:style-name="T75">voluntarily </text:span><text:span text:style-name="T14">launch bullet-fast bolt</text:span><text:span text:style-name="T56">s</text:span><text:span text:style-name="T14"> of fire </text:span><text:span text:style-name="T56">from your fingertip</text:span><text:span text:style-name="T14">.</text:span><text:span text:style-name="T13"> </text:span><text:span text:style-name="T58">Darts impact with a small but forceful explosion </text:span><text:span text:style-name="T78">and intense heat.</text:span></text:p>
      <text:p text:style-name="P24"/>
      <text:p text:style-name="P24"><text:span text:style-name="T327">○ </text:span><text:span text:style-name="T130">Fireball</text:span> ► <text:span text:style-name="T5">Spend </text:span><text:span text:style-name="T76">1</text:span><text:span text:style-name="T5"> Mana. </text:span><text:span text:style-name="T4">You summon a ball of </text:span><text:span text:style-name="T62">compressed </text:span><text:span text:style-name="T4">fire to your </text:span><text:span text:style-name="T57">palm</text:span><text:span text:style-name="T4">. </text:span><text:span text:style-name="T61">While you can perceive it, y</text:span><text:span text:style-name="T32">ou can </text:span><text:span text:style-name="T57">mentally </text:span><text:span text:style-name="T32">move it around in space</text:span><text:span text:style-name="T15">, including launching it at fast-pitch speeds. </text:span><text:span text:style-name="T6">It</text:span><text:span text:style-name="T7">s</text:span><text:span text:style-name="T6"> </text:span><text:span text:style-name="T59">impact engulfs a </text:span><text:span text:style-name="T67">5</text:span><text:span text:style-name="T59">m sphere in searing </text:span><text:span text:style-name="T60">flame.</text:span></text:p>
      <text:p text:style-name="P18"/>
      <text:p text:style-name="P51"><text:span text:style-name="T312">○ </text:span><text:span text:style-name="T320">Flame Wall </text:span><text:span text:style-name="T321">(1)</text:span><text:span text:style-name="T313"> ►</text:span><text:span text:style-name="T285"> </text:span><text:span text:style-name="T286">Spend 1 Concentration. </text:span><text:span text:style-name="T284">⊞</text:span><text:span text:style-name="T309">⌊</text:span><text:span text:style-name="T314">Attainment</text:span><text:span text:style-name="T309">⌋</text:span><text:span text:style-name="T284"> to </text:span><text:span text:style-name="T248">summon a magical wall of flame </text:span><text:span text:style-name="T291">no longer than 40m</text:span><text:span text:style-name="T248">. </text:span><text:span text:style-name="T291">The wall’s path is straight, but you may </text:span><text:span text:style-name="T294">conjure </text:span><text:span text:style-name="T291">it anywhere you perceive in any orientation </text:span><text:span text:style-name="T292">along the ground or any other </text:span><text:span text:style-name="T293">solid plane.</text:span></text:p>
      <text:p text:style-name="P19"/>
      <text:p text:style-name="P80"><text:span text:style-name="T298">🡕</text:span><text:span text:style-name="T245"> </text:span><text:span text:style-name="T248">It’s a towering wall of flame, and you can move it at </text:span><text:span text:style-name="T249">a moderate pace by concentrating.</text:span></text:p>
      <text:p text:style-name="P76"><text:span text:style-name="T311">🡒</text:span><text:span text:style-name="T246"> </text:span><text:span text:style-name="T250">It’s </text:span><text:span text:style-name="T251">a high wall, above your head at least.</text:span></text:p>
      <text:p text:style-name="P68"><text:span text:style-name="T298">🡖</text:span><text:span text:style-name="T245"> </text:span><text:span text:style-name="T251">It’s a waist-high wall.</text:span></text:p>
      <text:p text:style-name="P72"><text:span text:style-name="T329">🡓</text:span><text:span text:style-name="T9"> </text:span><text:span text:style-name="T10">It’s a trail of very hot, </text:span><text:span text:style-name="T119">knee</text:span><text:span text:style-name="T10">-high flames.</text:span></text:p>
      <text:p text:style-name="P25"/>
      <text:p text:style-name="P28"><text:span text:style-name="T327">○ </text:span><text:span text:style-name="T136">Stunning Spark</text:span> ►<text:span text:style-name="T4"> </text:span><text:span text:style-name="T54">Spend 1 Mana. </text:span><text:span text:style-name="T63">For the next couple minutes, your touch </text:span><text:span text:style-name="T73">involuntarily </text:span><text:span text:style-name="T63">deliver</text:span><text:span text:style-name="T64">s</text:span><text:span text:style-name="T63"> </text:span><text:span text:style-name="T54">a tremendous, but non-lethal, electrical shock. The shock typically does </text:span><text:span text:style-name="T104">no </text:span><text:span text:style-name="T105">serious </text:span><text:span text:style-name="T104">injury (0 harm)</text:span><text:span text:style-name="T54">, but </text:span><text:span text:style-name="T103">thoroughly</text:span><text:span text:style-name="T54"> disrupts nerves and circuits.</text:span></text:p>
      <text:p text:style-name="P28"><text:span text:style-name="T54"/></text:p>
      <text:p text:style-name="P29"><text:span text:style-name="T327">○ </text:span><text:span text:style-name="T137">Searing Arc </text:span><text:span text:style-name="T139">(2)</text:span> ►<text:span text:style-name="T4"> </text:span><text:span text:style-name="T65">Spend 1 </text:span><text:span text:style-name="T102">Concentration</text:span><text:span text:style-name="T65">. </text:span><text:span text:style-name="T102">While you hold the spell in Concentration</text:span><text:span text:style-name="T65">, you can </text:span><text:span text:style-name="T74">voluntarily </text:span><text:span text:style-name="T65">emit monstrous arcs of targeted electrical current from your hands. </text:span><text:span text:style-name="T79">They’ll shoot at least 10m, </text:span><text:span text:style-name="T82">but </text:span><text:span text:style-name="T83">it’s hard to hit small targets</text:span><text:span text:style-name="T79">.</text:span><text:span text:style-name="T65"> </text:span><text:span text:style-name="T81">Careful! T</text:span><text:span text:style-name="T65">he electricity arc</text:span><text:span text:style-name="T66">s</text:span><text:span text:style-name="T65"> between nearby folks and objects</text:span><text:span text:style-name="T80">.</text:span></text:p>
      <text:p text:style-name="P29"><text:span text:style-name="T4"/></text:p>
      <text:p text:style-name="P39"><text:span text:style-name="T327">○ </text:span><text:span text:style-name="T145">Maxwell’s Demon </text:span><text:span text:style-name="T146">(3)</text:span> ►<text:span text:style-name="T4"> </text:span><text:span text:style-name="T106">Spend 2 Mana. </text:span><text:span text:style-name="T108">You can transfer heat from any source you perceive to any destination within 50m of the source.</text:span></text:p>
      <text:p text:style-name="P29"><text:span text:style-name="T4"/></text:p>
      <text:p text:style-name="P40"><text:soft-page-break/><text:span text:style-name="T327">○</text:span><text:span text:style-name="T139"> </text:span><text:span text:style-name="T147">Invisibility</text:span> ►<text:span text:style-name="T4"> </text:span><text:span text:style-name="T110">Spend 1 Concentration. While you hold the spell in Concentration, you’re invisible.</text:span></text:p>
      <text:p text:style-name="P29"><text:span text:style-name="T4"/></text:p>
      <text:p text:style-name="P36"><text:span text:style-name="T327">○ </text:span><text:span text:style-name="T142">Bulletproof</text:span> ►<text:span text:style-name="T4"> </text:span><text:span text:style-name="T94">Spend 1 Mana. For </text:span><text:span text:style-name="T106">a</text:span><text:span text:style-name="T94"> moment, </text:span><text:span text:style-name="T96">blunt</text:span><text:span text:style-name="T95"> projectiles</text:span><text:span text:style-name="T94"> leave only bruises on your skin, </text:span><text:span text:style-name="T107">no matter their speed</text:span><text:span text:style-name="T94"> </text:span><text:span text:style-name="T112">or mass.</text:span></text:p>
      <text:p text:style-name="P36"><text:span text:style-name="T94"/></text:p>
      <text:p text:style-name="P37"><text:span text:style-name="T327">○ </text:span><text:span text:style-name="T143">Deflect Arrows</text:span><text:span text:style-name="T327"> ►</text:span><text:span text:style-name="T8"> </text:span><text:span text:style-name="T97">Spend 1 Mana. For the next few moments, any projectile</text:span><text:span text:style-name="T113">s</text:span><text:span text:style-name="T97"> going no faster than a </text:span><text:span text:style-name="T98">crossbow bolt </text:span><text:span text:style-name="T113">are</text:span><text:span text:style-name="T97"> physically deflected away from your body.</text:span></text:p>
      <text:p text:style-name="P37"><text:span text:style-name="T97"/></text:p>
      <text:p text:style-name="P38"><text:span text:style-name="T327">○ </text:span><text:span text:style-name="T144">Terrify</text:span><text:span text:style-name="T327"> ►</text:span><text:span text:style-name="T8"> </text:span><text:span text:style-name="T99">Spend 1 Mana. For the next few minutes, anyone hostile toward you feels overwhelming terror at the sight of you.</text:span></text:p>
      <text:p text:style-name="P38"><text:span text:style-name="T99"/></text:p>
      <text:p text:style-name="P41"><text:span text:style-name="T327">○ </text:span><text:span text:style-name="T149">Attract</text:span><text:span text:style-name="T327"> ►</text:span><text:span text:style-name="T8"> </text:span><text:span text:style-name="T114">Spend 1 Mana. For the next few minutes, anyone not already actively hostile toward you feels overwhelming platonic or romantic attraction—your choice.</text:span></text:p>
      <text:p text:style-name="P38"><text:span text:style-name="T99"/></text:p>
      <text:p text:style-name="P38"><text:span text:style-name="T327">○ </text:span><text:span text:style-name="T150">Clarify</text:span><text:span text:style-name="T327"> ►</text:span><text:span text:style-name="T8"> </text:span><text:span text:style-name="T99">Spend 1 Mana. Touch </text:span><text:span text:style-name="T115">something </text:span><text:span text:style-name="T99">to make its entire exterior surface </text:span><text:span text:style-name="T116">physically </text:span><text:span text:style-name="T99">transparent </text:span><text:span text:style-name="T117">to visible light</text:span><text:span text:style-name="T99">. It becomes opaque again when you stop touching it.</text:span></text:p>
      <text:p text:style-name="P29"><text:span text:style-name="T4"/></text:p>
      <text:p text:style-name="P30"><text:span text:style-name="T327">○ </text:span><text:span text:style-name="T138">Glitch</text:span> ►<text:span text:style-name="T4"> </text:span><text:span text:style-name="T66">Spend 1 Mana. </text:span><text:span text:style-name="T68">Inside of </text:span><text:span text:style-name="T70">50</text:span><text:span text:style-name="T68">m, every electronic device more complicated than a wristwatch </text:span><text:span text:style-name="T69">unceremoniously and permanently stops working. </text:span><text:span text:style-name="T71">Data might be recoverable. </text:span><text:span text:style-name="T72">Watch out for </text:span><text:span text:style-name="T84">aeronautics and </text:span><text:span text:style-name="T72">pacemakers.</text:span></text:p>
      <text:p text:style-name="P29"><text:span text:style-name="T4"/></text:p>
      <text:p text:style-name="P47"><text:span text:style-name="T312">○ </text:span><text:span text:style-name="T151">Blink</text:span><text:span text:style-name="T2"> ► </text:span><text:span text:style-name="T25">Spend 1 Mana. </text:span><text:span text:style-name="T118">For the next few minutes, y</text:span><text:span text:style-name="T25">ou </text:span><text:span text:style-name="T118">can </text:span><text:span text:style-name="T25">instantly flick from where you are to any point you can perceive, so long as you have an </text:span><text:span text:style-name="T85">unimpeded</text:span><text:span text:style-name="T25"> straight path to it that your body could contort to fit through. </text:span><text:span text:style-name="T86">If it matters, y</text:span><text:span text:style-name="T26">ou do not </text:span><text:span text:style-name="T27">physically </text:span><text:span text:style-name="T26">traverse the space </text:span><text:span text:style-name="T87">between source and destination.</text:span></text:p>
      <text:p text:style-name="P5"/>
      <text:p text:style-name="P15"><text:span text:style-name="T299">○ </text:span><text:span text:style-name="T315">Circle of Transit </text:span><text:span text:style-name="T316">(</text:span><text:span text:style-name="T317">3</text:span><text:span text:style-name="T316">)</text:span><text:span text:style-name="T300"> ► </text:span><text:span text:style-name="T264">Spend </text:span><text:span text:style-name="T288">3</text:span><text:span text:style-name="T264"> Mana. Inscribe a simple circle on solid ground, up to 3m in diameter. When you trigger the spell, </text:span><text:span text:style-name="T284">⊞</text:span><text:span text:style-name="T310">⌊</text:span><text:span text:style-name="T300">Attainment</text:span><text:span text:style-name="T310">⌋</text:span><text:span text:style-name="T300"> </text:span><text:span text:style-name="T264">to </text:span><text:span text:style-name="T279">near-instantly </text:span><text:span text:style-name="T264">transport everyone </text:span><text:span text:style-name="T265">inside the circle </text:span><text:span text:style-name="T264">to a destination of your choosing. </text:span><text:span text:style-name="T266">Gear on their person</text:span><text:span text:style-name="T267">s</text:span><text:span text:style-name="T266"> goes along, but not just loose cargo.</text:span><text:span text:style-name="T264"> </text:span><text:span text:style-name="T268">One of the </text:span><text:span text:style-name="T269">people in the circle</text:span><text:span text:style-name="T268"> must </text:span><text:span text:style-name="T264">already have visited your </text:span><text:span text:style-name="T268">approximate </text:span><text:span text:style-name="T264">destination at some point in </text:span><text:span text:style-name="T270">their</text:span><text:span text:style-name="T264"> life, </text:span><text:span text:style-name="T295">but they don’t have to remember it</text:span><text:span text:style-name="T264">. </text:span><text:span text:style-name="T271">It works the same way if you’re in the circle or not.</text:span></text:p>
      <text:p text:style-name="P20"/>
      <text:p text:style-name="P81"><text:span text:style-name="T298">🡕</text:span><text:span text:style-name="T245"> </text:span><text:span text:style-name="T262">They</text:span><text:span text:style-name="T259"> arrive right on target and </text:span><text:span text:style-name="T263">you </text:span><text:span text:style-name="T280">restore</text:span><text:span text:style-name="T259"> 1 Mana.</text:span></text:p>
      <text:p text:style-name="P77"><text:span text:style-name="T311">🡒</text:span><text:span text:style-name="T246"> </text:span><text:span text:style-name="T262">They</text:span><text:span text:style-name="T260"> arrive right on target.</text:span></text:p>
      <text:p text:style-name="P69"><text:span text:style-name="T298">🡖</text:span><text:span text:style-name="T245"> </text:span><text:span text:style-name="T261">You pick</text:span><text:span text:style-name="T260"> 1.</text:span></text:p>
      <text:p text:style-name="P73"><text:span text:style-name="T158">🡓</text:span><text:span text:style-name="T169"> </text:span><text:span text:style-name="T175">You pick</text:span><text:span text:style-name="T173"> 2.</text:span></text:p>
      <text:list xml:id="list306064948" text:style-name="L2">
        <text:list-item>
          <text:p text:style-name="P61"><text:span text:style-name="T167">the spell fizzles </text:span><text:span text:style-name="T174">and </text:span><text:span text:style-name="T179">they</text:span><text:span text:style-name="T174"> go nowhere.</text:span></text:p>
        </text:list-item>
        <text:list-item>
          <text:p text:style-name="P58"><text:span text:style-name="T180">they</text:span><text:span text:style-name="T167"> </text:span><text:span text:style-name="T182">take </text:span><text:span text:style-name="T167">1 harm.</text:span></text:p>
        </text:list-item>
        <text:list-item>
          <text:p text:style-name="P59"><text:span text:style-name="T178">they</text:span><text:span text:style-name="T167"> arrive wildly off-target, maybe by miles—</text:span><text:span text:style-name="T177">b</text:span><text:span text:style-name="T176">ut not </text:span><text:span text:style-name="T181">someplace immediately fatal.</text:span></text:p>
        </text:list-item>
        <text:list-item>
          <text:p text:style-name="P60"><text:span text:style-name="T302">they</text:span><text:span text:style-name="T301"> arrive scattered </text:span><text:span text:style-name="T303">individually </text:span><text:span text:style-name="T301">to different points </text:span><text:span text:style-name="T306">within a few hundred meters of each other</text:span><text:span text:style-name="T301">. </text:span><text:span text:style-name="T304">You can’t choose this if there’s only one creature in the circle.</text:span></text:p>
          <text:p text:style-name="P65"/>
        </text:list-item>
      </text:list>
      <text:p text:style-name="P62"><text:span text:style-name="T155">○ </text:span><text:span text:style-name="T132">Disrupt </text:span><text:span text:style-name="T148">Concentration</text:span><text:span text:style-name="T183"> ►</text:span><text:span text:style-name="T168"> Spend </text:span><text:span text:style-name="T215">1</text:span><text:span text:style-name="T168"> Mana. </text:span><text:span text:style-name="T201">⊞</text:span><text:span text:style-name="T165">⌊</text:span><text:span text:style-name="T156">Attainment</text:span><text:span text:style-name="T165">⌋</text:span><text:span text:style-name="T184"> to disrupt </text:span><text:span text:style-name="T185">a magical effect that another </text:span><text:span text:style-name="T214">W</text:span><text:span text:style-name="T192">izard</text:span><text:span text:style-name="T185"> </text:span><text:span text:style-name="T216">of similar power </text:span><text:span text:style-name="T185">is holding in Concentration. </text:span><text:span text:style-name="T203">On </text:span><text:span text:style-name="T159">🡕🡒</text:span><text:span text:style-name="T185">, </text:span><text:span text:style-name="T202">t</text:span><text:span text:style-name="T196">hey </text:span><text:span text:style-name="T129">⌞</text:span><text:span text:style-name="T126">drop concentration</text:span><text:span text:style-name="T128">⌝</text:span><text:span text:style-name="T126"> </text:span><text:span text:style-name="T196">on that spell.</text:span></text:p>
      <text:p text:style-name="P63"/>
      <text:p text:style-name="P62"><text:span text:style-name="T155">○ </text:span><text:span text:style-name="T133">Suppress </text:span><text:span text:style-name="T148">Magic</text:span><text:span text:style-name="T133"> </text:span><text:span text:style-name="T135">(2)</text:span><text:span text:style-name="T155"> ►</text:span><text:span text:style-name="T183"> </text:span><text:span text:style-name="T187">Spend 1 Concentration. </text:span><text:span text:style-name="T201">⊞</text:span><text:span text:style-name="T165">⌊</text:span><text:span text:style-name="T157">Attainment</text:span><text:span text:style-name="T165">⌋</text:span><text:span text:style-name="T187"> to suppress </text:span><text:span text:style-name="T209">any </text:span><text:span text:style-name="T210">single </text:span><text:span text:style-name="T209">magical effect </text:span><text:span text:style-name="T189">while </text:span><text:span text:style-name="T194">you hold this </text:span><text:span text:style-name="T211">spell </text:span><text:span text:style-name="T194">in Concentration.</text:span></text:p>
      <text:p text:style-name="P64"/>
      <text:p text:style-name="P82"><text:span text:style-name="T298">🡕</text:span><text:span text:style-name="T245"> </text:span><text:span text:style-name="T273">You pick 1:</text:span></text:p>
      <text:list xml:id="list4207198319" text:style-name="L3">
        <text:list-item>
          <text:p text:style-name="P16"><text:span text:style-name="T245">you </text:span><text:span text:style-name="T274">permanently end the magical effect, even if you </text:span><text:span text:style-name="T322">⌞</text:span><text:span text:style-name="T324">drop concentration</text:span><text:span text:style-name="T323">⌝</text:span><text:span text:style-name="T274">. </text:span><text:span text:style-name="T276">If the effect is </text:span><text:span text:style-name="T277">a</text:span><text:span text:style-name="T287">n intrinsic</text:span><text:span text:style-name="T276"> </text:span><text:span text:style-name="T277">quality </text:span><text:span text:style-name="T276">of an item or being, it comes back </text:span><text:span text:style-name="T278">in</text:span><text:span text:style-name="T276"> 24 hours.</text:span></text:p>
        </text:list-item>
        <text:list-item>
          <text:p text:style-name="P17"><text:span text:style-name="T275">You fully suppress the magical effect and </text:span><text:span text:style-name="T281">restore</text:span><text:span text:style-name="T245"> 1 Concentration.</text:span></text:p>
        </text:list-item>
      </text:list>
      <text:p text:style-name="P78"><text:span text:style-name="T311">🡒</text:span><text:span text:style-name="T246"> </text:span><text:span text:style-name="T273">You fully suppress the magical effect.</text:span></text:p>
      <text:p text:style-name="P70"><text:span text:style-name="T298">🡖</text:span><text:span text:style-name="T245"> </text:span><text:span text:style-name="T273">You partially suppress the magical effect.</text:span></text:p>
      <text:p text:style-name="P74"><text:span text:style-name="T158">🡓</text:span><text:span text:style-name="T169"> </text:span><text:span text:style-name="T188">You partially suppress the magical effect, but you pick 1:</text:span></text:p>
      <text:list xml:id="list2122099811" text:style-name="L4">
        <text:list-item>
          <text:p text:style-name="P26"><text:span text:style-name="T188">y</text:span><text:span text:style-name="T167">ou spend 1 Mana.</text:span></text:p>
        </text:list-item>
        <text:list-item>
          <text:p text:style-name="P27"><text:span text:style-name="T191">i</text:span><text:span text:style-name="T167">f you </text:span><text:span text:style-name="T212">lose </text:span><text:span text:style-name="T167">sight of the </text:span><text:span text:style-name="T213">target </text:span><text:span text:style-name="T167">effect, you </text:span><text:span text:style-name="T129">⌞</text:span><text:span text:style-name="T126">drop concentration</text:span><text:span text:style-name="T128">⌝</text:span><text:span text:style-name="T238"> </text:span><text:span text:style-name="T237">on Suppress.</text:span></text:p>
        </text:list-item>
        <text:list-item>
          <text:p text:style-name="P42">you take 1 harm <text:span text:style-name="T333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21:27:11.651637586</dc:date>
    <meta:editing-duration>P18DT1H15M39S</meta:editing-duration>
    <meta:editing-cycles>2821</meta:editing-cycles>
    <meta:generator>LibreOffice/6.0.7.3$Linux_X86_64 LibreOffice_project/00m0$Build-3</meta:generator>
    <meta:print-date>2021-12-02T16:44:55.267334018</meta:print-date>
    <meta:document-statistic meta:table-count="0" meta:image-count="0" meta:object-count="0" meta:page-count="2" meta:paragraph-count="82" meta:word-count="1375" meta:character-count="7745" meta:non-whitespace-character-count="6402"/>
  </office:meta>
</office:document-meta>
</file>